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436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@debian:~$ mkdir sales</text:p>
      <text:p text:style-name="Standard">exam@debian:~$ cd sales</text:p>
      <text:p text:style-name="Standard">exam@debian:~/sales$ mkdir location1</text:p>
      <text:p text:style-name="Standard">exam@debian:~/sales$ mkdir location2</text:p>
      <text:p text:style-name="Standard">exam@debian:~/sales$ mkdir location3</text:p>
      <text:p text:style-name="Standard">exam@debian:~/sales$ cd location1</text:p>
      <text:p text:style-name="Standard">exam@debian:~/sales/location1$ cat&gt;sales1.txt</text:p>
      <text:p text:style-name="Standard">Sales percentage is 60 percent</text:p>
      <text:p text:style-name="Standard">^C</text:p>
      <text:p text:style-name="Standard">exam@debian:~/sales/location1$ cat&gt;sales2.txt</text:p>
      <text:p text:style-name="Standard">Sales percentage is 70 percent</text:p>
      <text:p text:style-name="Standard">^C</text:p>
      <text:p text:style-name="Standard">exam@debian:~/sales/location1$ cat&gt;sales3.txt</text:p>
      <text:p text:style-name="Standard">Sales percentage is 80 percent</text:p>
      <text:p text:style-name="Standard">^C</text:p>
      <text:p text:style-name="P1">exam@debian:~/sales/location1$ </text:p>
      <text:p text:style-name="P1">cd ..</text:p>
      <text:p text:style-name="P1">exam@debian:~/sales$ cd location2</text:p>
      <text:p text:style-name="P1">exam@debian:~/sales/location2$ cat&gt;purchase1.txt</text:p>
      <text:p text:style-name="P1">Purchase of Laptop</text:p>
      <text:p text:style-name="P1">^C</text:p>
      <text:p text:style-name="P1">exam@debian:~/sales/location2$ cat&gt;purchase2.txt</text:p>
      <text:p text:style-name="P1">Purchase of Chairs</text:p>
      <text:p text:style-name="P1">^C</text:p>
      <text:p text:style-name="P1">exam@debian:~/sales/location2$ cd ..</text:p>
      <text:p text:style-name="P1">exam@debian:~/sales$ cd location3</text:p>
      <text:p text:style-name="P1">exam@debian:~/sales/location3$ cat&gt;stock1.txt</text:p>
      <text:p text:style-name="P1">stock</text:p>
      <text:p text:style-name="P1">availability</text:p>
      <text:p text:style-name="P1">high</text:p>
      <text:p text:style-name="P1">percentage</text:p>
      <text:p text:style-name="P1">trade</text:p>
      <text:p text:style-name="P1">marketing</text:p>
      <text:p text:style-name="P1">up</text:p>
      <text:p text:style-name="P1">down</text:p>
      <text:p text:style-name="P1">low</text:p>
      <text:p text:style-name="P1">avg</text:p>
      <text:p text:style-name="P1">xww</text:p>
      <text:p text:style-name="P1">exam@debian:~/sales/location3$ cat&gt;stock2.txt</text:p>
      <text:p text:style-name="P1">Stock unavailable</text:p>
      <text:p text:style-name="P1">^C</text:p>
      <text:p text:style-name="P1">exam@debian:~/sales/location3$ cd ..</text:p>
      <text:p text:style-name="P1">exam@debian:~/sales$ cd location2</text:p>
      <text:p text:style-name="P1">exam@debian:~/sales/location2$ cat purchase1.txt purchase2.txt &gt;&gt; purchase3.txt</text:p>
      <text:p text:style-name="P1">exam@debian:~/sales/location2$ cat purchase3.txt</text:p>
      <text:p text:style-name="P1">exam@debian:~/sales/location2$ cp purchase3 ~ |sales|location3|stock3.txt</text:p>
      <text:p text:style-name="P1">exam@debian:~/sales/location3$ head -n 10 stock1.txt</text:p>
      <text:p text:style-name="P1">exam@debian:~/sales$ ls</text:p>
      <text:p text:style-name="P1"/>
      <text:p text:style-name="P1"/>
      <text:p text:style-name="P1"/>
      <text:p text:style-name="P1"/>
      <text:p text:style-name="P1"><text:soft-page-break/></text:p>
      <text:p text:style-name="P1">echo "Menu :"</text:p>
      <text:p text:style-name="P1">echo "1) Sphere "</text:p>
      <text:p text:style-name="P1">echo "2) Cube "</text:p>
      <text:p text:style-name="P1">echo "3) Cylinder "</text:p>
      <text:p text:style-name="P1">echo "4) INVALID CHOICE "</text:p>
      <text:p text:style-name="P1">echo "Enter the choice :"</text:p>
      <text:p text:style-name="P1">read ch</text:p>
      <text:p text:style-name="P1">case $ch in</text:p>
      <text:p text:style-name="P1"><text:s text:c="4"/>1) echo "Enter the value of radius : "</text:p>
      <text:p text:style-name="P1"><text:s text:c="7"/>read r</text:p>
      <text:p text:style-name="P1"><text:s text:c="7"/>c= `expr 4 \* 22 \* $r \* $r \* $r`</text:p>
      <text:p text:style-name="P1"><text:s text:c="7"/>d= `expr $c / 3`</text:p>
      <text:p text:style-name="P1"><text:s text:c="7"/>e= `expr $d / 7`</text:p>
      <text:p text:style-name="P1"><text:s text:c="7"/>echo "Volume of Sphere:$d"</text:p>
      <text:p text:style-name="P1"><text:s text:c="4"/>2)</text:p>
      <text:p text:style-name="P1"><text:s text:c="7"/>echo "Enter the value of a :"</text:p>
      <text:p text:style-name="P1"><text:s text:c="7"/>read a</text:p>
      <text:p text:style-name="P1"><text:s text:c="7"/>c= `expr $a \* $a \* $a`</text:p>
      <text:p text:style-name="P1"><text:s text:c="7"/>echo "Volume of Cube:$c"</text:p>
      <text:p text:style-name="P1"/>
      <text:p text:style-name="P1"><text:s text:c="4"/>3)</text:p>
      <text:p text:style-name="P1"><text:s text:c="7"/>echo "Enter the value of radius:"</text:p>
      <text:p text:style-name="P1"><text:s text:c="7"/>read r</text:p>
      <text:p text:style-name="P1"><text:s text:c="7"/>echo "Enter the value of height:"</text:p>
      <text:p text:style-name="P1"><text:s text:c="7"/>read h</text:p>
      <text:p text:style-name="P1"><text:s text:c="7"/>c= `expr 22 \* $r \* $r \* $r`</text:p>
      <text:p text:style-name="P1"><text:s text:c="7"/>d= `expr $c / 7`</text:p>
      <text:p text:style-name="P1"><text:s text:c="7"/>echo "Volume of Cylinder:$d"</text:p>
      <text:p text:style-name="P1"><text:s text:c="4"/>4)</text:p>
      <text:p text:style-name="P1"><text:s text:c="7"/>echo "INVALID CHOICE : TRY AGAIN!!!"</text:p>
      <text:p text:style-name="P1">esac</text:p>
      <text:p text:style-name="P1"><text:tab/> <text:s text:c="4"/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04:29.120571232</meta:creation-date>
    <dc:date>2021-10-08T16:19:16.557191040</dc:date>
    <meta:editing-duration>PT14M48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79" meta:word-count="241" meta:character-count="1899" meta:non-whitespace-character-count="1594"/>
  </office:meta>
</office:document-meta>
</file>